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5fa2" officeooo:paragraph-rsid="00185fa2"/>
    </style:style>
    <style:style style:name="P2" style:family="paragraph" style:parent-style-name="Standard">
      <style:paragraph-properties fo:text-align="start" style:justify-single-word="false"/>
      <style:text-properties officeooo:rsid="00185fa2" officeooo:paragraph-rsid="001874a9"/>
    </style:style>
    <style:style style:name="P3" style:family="paragraph" style:parent-style-name="Standard">
      <style:paragraph-properties fo:text-align="start" style:justify-single-word="false"/>
      <style:text-properties officeooo:rsid="00185fa2" officeooo:paragraph-rsid="001874a9"/>
    </style:style>
    <style:style style:name="P4" style:family="paragraph" style:parent-style-name="Standard">
      <style:paragraph-properties fo:text-align="start" style:justify-single-word="false"/>
      <style:text-properties officeooo:rsid="001a262d" officeooo:paragraph-rsid="001a262d"/>
    </style:style>
    <style:style style:name="P5" style:family="paragraph" style:parent-style-name="Standard">
      <style:paragraph-properties fo:text-align="start" style:justify-single-word="false"/>
      <style:text-properties officeooo:rsid="001a8fb7" officeooo:paragraph-rsid="001a8fb7"/>
    </style:style>
    <style:style style:name="P6" style:family="paragraph" style:parent-style-name="Standard">
      <style:paragraph-properties fo:text-align="start" style:justify-single-word="false"/>
      <style:text-properties officeooo:rsid="001a8fb7" officeooo:paragraph-rsid="001b1780"/>
    </style:style>
    <style:style style:name="P7" style:family="paragraph" style:parent-style-name="Standard">
      <style:paragraph-properties fo:text-align="start" style:justify-single-word="false"/>
      <style:text-properties officeooo:rsid="001ca541" officeooo:paragraph-rsid="001ca541"/>
    </style:style>
    <style:style style:name="T1" style:family="text">
      <style:text-properties officeooo:rsid="001874a9"/>
    </style:style>
    <style:style style:name="T2" style:family="text">
      <style:text-properties officeooo:rsid="001a262d"/>
    </style:style>
    <style:style style:name="T3" style:family="text">
      <style:text-properties officeooo:rsid="001a8fb7"/>
    </style:style>
    <style:style style:name="T4" style:family="text">
      <style:text-properties officeooo:rsid="00185fa2"/>
    </style:style>
    <style:style style:name="T5" style:family="text">
      <style:text-properties officeooo:rsid="001b17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a Delicias Gourmet</text:p>
      <text:p text:style-name="P1"/>
      <text:p text:style-name="P1">1 - Descrição Textual:</text:p>
      <text:p text:style-name="P1"/>
      <text:p text:style-name="P1">Em uma indústria alimentícia chamada “Delícias Gourmet”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"/>
      <text:p text:style-name="P1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"/>
      <text:p text:style-name="P1">Maria, a supervisora de estoque, trabalha em conjunto com João. Ela é responsável por gerenciar o</text:p>
      <text:p text:style-name="P1">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"/>
      <text:p text:style-name="P1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1"/>
      <text:p text:style-name="P1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"/>
      <text:p text:style-name="P1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"/>
      <text:p text:style-name="P1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“Delícias Gourmet” mantenha sua reputação de qualidade e satisfação do cliente.</text:p>
      <text:p text:style-name="P1"/>
      <text:p text:style-name="P1">2- O que o sistema deve fazer (funções básicas):</text:p>
      <text:p text:style-name="P1">Ref.<text:tab/><text:tab/><text:tab/><text:tab/><text:span text:style-name="T1">Função<text:tab/><text:tab/><text:tab/><text:tab/><text:tab/>Categoria</text:span></text:p>
      <text:p text:style-name="P2">R1.1<text:tab/> <text:s text:c="2"/><text:tab/><text:span text:style-name="T1">Registrar compras de ingredientes<text:tab/><text:tab/><text:tab/>Evidente</text:span></text:p>
      <text:p text:style-name="P2"><text:span text:style-name="T1">R1.2</text:span><text:tab/><text:tab/><text:span text:style-name="T2">Conferir</text:span><text:span text:style-name="T1"> uso de </text:span><text:span text:style-name="T2">ingredientes</text:span><text:span text:style-name="T1"><text:tab/><text:tab/><text:tab/><text:tab/>Evidente</text:span><text:tab/></text:p>
      <text:p text:style-name="P4">R1.3<text:tab/><text:tab/>Disponibilizar orçamentos dos fornecedores<text:tab/> <text:tab/>Evidente</text:p>
      <text:p text:style-name="P4">R1.3<text:tab/><text:tab/>Verificar pedidos feitos a fornecedores<text:tab/><text:tab/>Evidente</text:p>
      <text:p text:style-name="P4">R1.4<text:tab/><text:tab/>Conferir status do pedidos de clientes<text:tab/><text:tab/>Evidente</text:p>
      <text:p text:style-name="P4">R1.5<text:tab/><text:tab/>Conferir itens dos pedidos<text:tab/><text:tab/><text:tab/><text:tab/>Evidente</text:p>
      <text:p text:style-name="P4">R1.6<text:tab/><text:tab/><text:span text:style-name="T3">Checlist dos pedidos<text:tab/><text:tab/><text:tab/><text:tab/><text:tab/>Evidente</text:span></text:p>
      <text:p text:style-name="P5">R1.7<text:tab/><text:tab/>Registrar Vendas<text:tab/><text:tab/><text:tab/><text:tab/><text:tab/>Evidente</text:p>
      <text:p text:style-name="P5"><text:soft-page-break/>R1.8<text:tab/><text:tab/>Gerar rota de pedidos<text:tab/><text:tab/><text:tab/><text:tab/><text:tab/>Evidente</text:p>
      <text:p text:style-name="P5">R1.9<text:tab/><text:tab/>Armazenar preferencias de clientes<text:tab/><text:tab/><text:tab/>Evidente</text:p>
      <text:p text:style-name="P5">R1.10<text:tab/><text:tab/>Deduzir do estoque conforme o uso dos itens<text:tab/>Oculto</text:p>
      <text:p text:style-name="P5">R1.11<text:tab/><text:tab/>Avisar quando itens estiverem a acabar<text:tab/><text:tab/>Oculto</text:p>
      <text:p text:style-name="P5">R1.12<text:tab/><text:tab/>Apresentar melhor orçamento para o item<text:tab/><text:tab/>Oculto</text:p>
      <text:p text:style-name="P5"/>
      <text:p text:style-name="P5">Atores</text:p>
      <text:p text:style-name="P5">- Gerente de Compras</text:p>
      <text:p text:style-name="P5">- Supervisor de Estoque</text:p>
      <text:p text:style-name="P5">- Fornecedor</text:p>
      <text:p text:style-name="P6">- <text:span text:style-name="T5">C</text:span><text:span text:style-name="T4">oordenador de </text:span><text:span text:style-name="T5">P</text:span><text:span text:style-name="T4">rodução</text:span></text:p>
      <text:p text:style-name="P6">- <text:span text:style-name="T5">Q</text:span><text:span text:style-name="T4">ualidade</text:span></text:p>
      <text:p text:style-name="P6">- <text:span text:style-name="T5">V</text:span><text:span text:style-name="T4">endas</text:span></text:p>
      <text:p text:style-name="P6"/>
      <text:p text:style-name="P6"/>
      <text:p text:style-name="P7">Casos de uso</text:p>
      <text:p text:style-name="P7"/>
      <text:p text:style-name="P7">- UC1. Adquirir Ingredientes e Materiais <text:s text:c="8"/></text:p>
      <text:p text:style-name="P7">- UC2. Garantir a Qualidade dos Produtos <text:s text:c="7"/></text:p>
      <text:p text:style-name="P7">- UC3. Negociar o Melhor Preço <text:s text:c="18"/></text:p>
      <text:p text:style-name="P7">- UC4. Gerenciar o Armazenamento dos Materiais <text:s text:c="3"/></text:p>
      <text:p text:style-name="P7">- UC5. Conferir e Verificar os Pedidos <text:s text:c="10"/></text:p>
      <text:p text:style-name="P7">- UC6. Coordena a Utilização dos ingredientes <text:s text:c="3"/></text:p>
      <text:p text:style-name="P7">- UC7. Garantir que os Itens Sejam Entregues <text:s text:c="4"/></text:p>
      <text:p text:style-name="P7">- UC8. Otimizar a Utilização dos Materiais <text:s text:c="5"/></text:p>
      <text:p text:style-name="P7">- UC9. Monitora Processo de Produção <text:s text:c="12"/></text:p>
      <text:p text:style-name="P7">- UC10. Verifica os Ingredientes Dentro dos Padrões </text:p>
      <text:p text:style-name="P7">- UC11. Conduzir inspeções <text:s text:c="23"/></text:p>
      <text:p text:style-name="P7">- UC12. Distribuição dos Produtos <text:s text:c="16"/></text:p>
      <text:p text:style-name="P7">- UC13. Manter Registros das Vendas <text:s text:c="15"/></text:p>
      <text:p text:style-name="P7">- UC14. Fornecer informações sobre Demanda <text:s text:c="9"/></text:p>
      <text:p text:style-name="P7">- UC15. Receber Comissão <text:s text:c="27"/></text:p>
      <text:p text:style-name="P7">- UC16. Cumprir Cotas <text:s text:c="30"/></text:p>
      <text:p text:style-name="P7">- UC17. Vender Produtos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10.345000385</meta:creation-date>
    <dc:date>2023-05-03T21:24:39.178136522</dc:date>
    <meta:editing-duration>PT59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618" meta:character-count="4271" meta:non-whitespace-character-count="3442"/>
  </office:meta>
</office:document-meta>
</file>